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3" office:value-type="string">
            <text:p text:style-name="P16"><text:span text:style-name="T1">4</text:span>00 мЗв/ч</text:p>
          </table:table-cell>
          <table:table-cell table:style-name="t1.B3" office:value-type="string">
            <text:p text:style-name="P17">$1-n3</text:p>
          </table:table-cell>
          <table:table-cell table:style-name="t1.B3" office:value-type="string">
            <text:p text:style-name="P17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3" office:value-type="string">
            <text:p text:style-name="P17">$1-av3</text:p>
          </table:table-cell>
          <table:table-cell table:style-name="t1.B3" office:value-type="string">
            <text:p text:style-name="P17">$1-o3</text:p>
          </table:table-cell>
          <table:table-cell table:style-name="t1.B3" office:value-type="string">
            <text:p text:style-name="P17">$1-q3</text:p>
          </table:table-cell>
          <table:table-cell table:style-name="t1.B3" office:value-type="string">
            <text:p text:style-name="P17">$1-do3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8" office:value-type="string">
            <text:p text:style-name="P16"><text:span text:style-name="T1">8</text:span>00 мЗв/ч</text:p>
          </table:table-cell>
          <table:table-cell table:style-name="t1.B8" office:value-type="string">
            <text:p text:style-name="P17">$1-n<text:span text:style-name="T8">4</text:span></text:p>
          </table:table-cell>
          <table:table-cell table:style-name="t1.B8" office:value-type="string">
            <text:p text:style-name="P17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5">$1-<text:span text:style-name="T8">m</text:span><text:span text:style-name="T1">4</text:span><text:span text:style-name="T8">1</text:span></text:p>
              <text:p text:style-name="P35">$1-<text:span text:style-name="T8">m</text:span><text:span text:style-name="T1">4</text:span><text:span text:style-name="T8">2</text:span></text:p>
              <text:p text:style-name="P35">$1-<text:span text:style-name="T8">m</text:span><text:span text:style-name="T1">4</text:span><text:span text:style-name="T8">3</text:span></text:p>
              <text:p text:style-name="P35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7">$1-av<text:span text:style-name="T8">4</text:span></text:p>
          </table:table-cell>
          <table:table-cell table:style-name="t1.B8" office:value-type="string">
            <text:p text:style-name="P17">$1-o<text:span text:style-name="T8">4</text:span></text:p>
          </table:table-cell>
          <table:table-cell table:style-name="t1.B8" office:value-type="string">
            <text:p text:style-name="P17">$1-q<text:span text:style-name="T8">4</text:span></text:p>
          </table:table-cell>
          <table:table-cell table:style-name="t1.B8" office:value-type="string">
            <text:p text:style-name="P17">$1-do<text:span text:style-name="T8">4</text:span></text:p>
          </table:table-cell>
          <table:table-cell table:style-name="t1.I8" office:value-type="string">
            <text:p text:style-name="P24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8:14.60</dc:date>
    <meta:editing-duration>P3DT6H31M54S</meta:editing-duration>
    <meta:editing-cycles>382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3" meta:character-count="2341"/>
  </office:meta>
</office:document-meta>
</file>